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As Democrats try to hold on in November, it’s Pete Buttigieg who’s in demand on the campaign trail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A Dizzying week for Trump’s legal issues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Nancy Pelosi did what Donald Trump failed to do on January 6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Donald Trump told us all *exactly* what he was going to do in November 2020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See why Republicans are trying to get you to focus on 'wokeness'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Why we may not know who controls the Senate on November 8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Liz Cheney’s dire warning about future election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2">
          <table:table-cell office:value-type="string" calcext:value-type="string">
            <text:p>Pakistan summons US ambassador after Biden calls country ‘dangerous’ for having nuclear weapon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2">
          <table:table-cell office:value-type="string" calcext:value-type="string">
            <text:p>Kansas Democrats delivered a surprise win on abortion rights. November will show whether they can do it again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First on CNN: Biden to zero in on abortion rights at DNC event 3 weeks from Election Day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Five takeaways from the Georgia Senate debate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Giuliani’s lawyers submit witness list for upcoming DC attorney discipline hearing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Obama to campaign in Michigan and Georgia in final weeks of midterm election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2">
          <table:table-cell office:value-type="string" calcext:value-type="string">
            <text:p>January 6 panel asks Secret Service for information about contacts between agents and Oath Keeper member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he Latino voter shift comes into focus in South Texa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Why we may not know who controls the Senate on November 8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he central tension driving the 2022 election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Independent candidate upends Oregon race for governor and gives GOP an opening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Money flowing to some election deniers sets off scramble in secretary of state race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Biden says January 6 committee has made an ‘overwhelming’ case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Hear Ye! No See Ye! Why the Supreme Court is so afraid of cameras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2">
          <table:table-cell office:value-type="string" calcext:value-type="string">
            <text:p>Biden has a big oil problem. Here’s what you need to know about the recent OPEC+ decision.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Get up to speed on the fight to control the US Senate 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rump issues lengthy response to January 6 hearing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Jeremy Hunt warns Tory MPs against trying to oust P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4">
          <table:table-cell office:value-type="string" calcext:value-type="string">
            <text:p>Home Secretary to crack down on 'disruptive' protests with new bill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Bank of England chief warns of fresh interest rate hike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A dizzying 24 hours for UK politics... in under a minute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Many Tory MPs are doom-laden - what will they do next?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Who is in charge? Liz Truss or Jeremy Hunt?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What is corporation tax and who has to pay it?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4">
          <table:table-cell office:value-type="string" calcext:value-type="string">
            <text:p>Liz Truss: Stop whispering about PM, Wales Office minister tells Tories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4">
          <table:table-cell office:value-type="string" calcext:value-type="string">
            <text:p>Independent Scotland would apply to rejoin European Union - Sturgeon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4">
          <table:table-cell office:value-type="string" calcext:value-type="string">
            <text:p>Senior Tory MP Tobias Ellwood readmitted to parliamentary party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3">
          <table:table-cell office:value-type="string" calcext:value-type="string">
            <text:p>Nicola Sturgeon urges Tories to oust 'lame duck' PM Liz Truss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BBC</text:p>
          </table:table-cell>
        </table:table-row>
        <table:table-row table:style-name="ro1">
          <table:table-cell office:value-type="string" calcext:value-type="string">
            <text:p><text:a xlink:href="https://www.foxnews.com/politics/jan-6-hearing-recreate-trumps-state-mind-during-riot-without-testimony-former-president-top-allies" xlink:type="simple">Jan. 6 hearing to recreate Trump's state of mind during riot without testimony by former president, top allies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office:value-type="string" calcext:value-type="string">
            <text:p><text:a xlink:href="https://www.foxnews.com/politics/cdc-directors-sole-parents-meeting-school-reopening-guidance-featured-left-wing-activists-docs-reveal" xlink:type="simple">CDC director's sole 'parents' meeting on school reopening guidance featured left-wing activists, docs reveal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2024-watch-christie-argues-gop-not-dominated-trump-rather-conservative-principles" xlink:type="simple">2024 Watch: Christie argues GOP is not dominated by Trump but rather by ‘conservative principles’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2024-watch-christie-argues-gop-not-dominated-trump-rather-conservative-principles" xlink:type="simple">2024 Watch: Christie argues GOP is not dominated by Trump but rather by ‘conservative principles’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obama-warns-dems-obsessing-over-trump-putting-basic-interests-back-burner" xlink:type="simple">Obama warns Dems against obsessing over Trump, putting ‘basic interests’ on back burner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paul-ryan-predicts-trump-not-2024-republican-nominee" xlink:type="simple">Paul Ryan predicts Trump will not be 2024 Republican nominee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georgia-senate-debate-warnock-declines-say-biden-should-run-2024" xlink:type="simple">Georgia Senate debate: Warnock declines to say if Biden should run in 2024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biden-says-inflation-go-up-republicans-take-control-congress" xlink:type="simple">Biden says inflation 'will go up' if Republicans take control of Congress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obama-takes-shot-cancel-culture-calls-dems-buzzkills-walking-on-eggshells" xlink:type="simple">Obama takes shot at cancel culture, calls Dems buzzkills: 'Walking on eggshells'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mayorkas-claims-republicans-saying-the-border-is-open-is-music-to-the-smugglers-ears" xlink:type="simple">Mayorkas claims Republicans saying the border is 'open' is 'music to the smugglers' ears'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rep-tiffany-calls-pelosi-launch-hearings-bidens-potentially-illegal-request-saudis-delay-oil-cut" xlink:type="simple">Republican calls for Pelosi to probe Biden admin's potentially 'illegal' request for Saudis to delay oil cut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obama-midterm-campaign-events-georgia-michigan-wisconsin" xlink:type="simple">Obama to jump into midterm campaign with events in Georgia, Michigan, Wisconsin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walker-v-warnock-atlanta-voters-weigh-hotly-contested-us-senate-race" xlink:type="simple">Walker v. Warnock: Atlanta voters weigh in on hotly contested US Senate race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florida-spends-nearly-1m-migrant-flights-delaware-illinois-postponed" xlink:type="simple">Florida spends nearly $1M for migrant flights to Delaware, Illinois that were postponed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democratic-strategists-respond-conservative-latino-swing-gop-dont-like-socialists" xlink:type="simple">Democratic strategists respond to conservative Latino swing to GOP: 'They don't like socialists'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us-signals-slowdown-high-end-munitions-deliveries-ukraine" xlink:type="simple">US poised for slowdown in high-end munitions deliveries to Ukraine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dr-oz-supports-bidens-federal-marijuana-pardons-says-sending-people-jail-pot-not-wise-move" xlink:type="simple">Dr. Oz supports Biden's federal marijuana pardons, says sending people to jail for pot is 'not a wise move'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lauren-boebert-sparks-feud-aoc-town-hall-heckling-ripped-shreds-your-own-constituents" xlink:type="simple">Lauren Boebert sparks feud with AOC after town hall heckling: 'Ripped to shreds by your own constituents'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ro-khanna-puts-political-consultants-early-2024-primary-states-campaign-payroll" xlink:type="simple">Ro Khanna puts political consultants in early 2024 primary states on campaign payroll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arizona-ag-asks-fbi-irs-investigate-election-integrity-watchdog-true-vote" xlink:type="simple">Arizona AG asks FBI, IRS to investigate election integrity watchdog True the Vote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mar-a-lago-probe-doj-asks-11th-circuit-to-end-special-master-review-of-trump-records-seized-by-fbi" xlink:type="simple">Mar-a-Lago probe: DOJ asks 11th Circuit to 'end' special master review of Trump records seized by FBI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texas-sheriff-declares-migrants-flown-desantis-marthas-vineyard-were-crime-victims" xlink:type="simple">Texas sheriff declares migrants flown by DeSantis to Martha's Vineyard were crime victims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3" office:value-type="string" calcext:value-type="string">
            <text:p><text:a xlink:href="https://www.foxnews.com/politics/watch-voters-react-nancy-pelosi-predicting-democrats-win-midterm-elections-trump-ballot" xlink:type="simple">WATCH: Voters react to Nancy Pelosi claiming Democrats will win midterm elections without Trump on the ballot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1">
          <table:table-cell table:style-name="ce4" office:value-type="string" calcext:value-type="string">
            <text:p><text:a xlink:href="https://www.foxnews.com/politics/mueller-team-denied-requests-fbi-agents-investigate-democrat-operative-charles-dolan-ties-kremlin" xlink:type="simple">Mueller team denied requests by FBI agents to investigate Democrat operative Charles Dolan for ties to Kremlin</text:a>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Fox News</text:p>
          </table:table-cell>
        </table:table-row>
        <table:table-row table:style-name="ro3">
          <table:table-cell office:value-type="string" calcext:value-type="string">
            <text:p>Trevor Milton, founder of Nikola, found guilty of fraud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More than 1 in 4 French gas stations out of at least one fuel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hese retail chains may not survive a recession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2">
          <table:table-cell office:value-type="string" calcext:value-type="string">
            <text:p>It’s a scary time in Hollywood. But the horror studio behind hits like ‘Halloween Ends’ is making a killing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Last chance to lock in a nearly 10% return on your saving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Royal Mail warns of 6,000 job cuts as postal workers step up strike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he Fed is losing the war against inflation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World’s largest academic endowment lost money for the first time since 2016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wo of the largest supermarkets in America are merging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Stocks slide in volatile trading sess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Tesla’s ‘full self-driving’ isn’t worth $15,000, say many who bought it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Tesla Model Y’s Autopilot gets highest grade in European safety test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Toyota investing $5.6 billion to build EV batteries, despite its own doubt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How California ended up in the zero-emissions driver’s seat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Honda, LG announce $4.4 billion US battery factory for EV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Mukesh Ambani prepares to hand a $220 billion empire to his children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Crypto ‘superpower?’ India’s young investors prefer bitcoin to gold and ‘boring’ stock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India’s billionaire vaccine prince held the key to ending the pandemic. His plans went awry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India’s got the next big thing in tech, and it could be worth $1 trillion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Electric robots are mapping the seafloor, Earth’s last frontier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These apps are trying to put car dealers out of busines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How this South African adhesive helped get the NASA Apollo missions to the mo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Mortgage rates take a breather after rising for several weeks in a row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1">
          <table:table-cell office:value-type="string" calcext:value-type="string">
            <text:p>Mortgage rates hit 20-year high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Here’s who made Fortune’s Most Powerful Women in Business list for 2022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Last chance to lock in a nearly 10% return on your saving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Workers at second Apple store vote to join union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3">
          <table:table-cell office:value-type="string" calcext:value-type="string">
            <text:p>What to do with your old phones, gadgets and other e-waste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Elon Musk is under federal investigation over his Twitter deal, Twitter claims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  <table:table-row table:style-name="ro4">
          <table:table-cell office:value-type="string" calcext:value-type="string">
            <text:p>FCC could ban all new purchases of Huawei and ZTE telecom gear 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5:19:42.273730469</meta:creation-date>
    <meta:generator>LibreOffice/7.1.7.2$Linux_X86_64 LibreOffice_project/10$Build-2</meta:generator>
    <dc:date>2022-10-16T15:48:31.251966496</dc:date>
    <meta:editing-duration>PT28M46S</meta:editing-duration>
    <meta:editing-cycles>8</meta:editing-cycles>
    <meta:document-statistic meta:table-count="1" meta:cell-count="270" meta:object-count="0"/>
  </office:meta>
</office:document-meta>
</file>